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ObjectReplacements/Object 10" manifest:media-type="application/x-openoffice-gdimetafile;windows_formatname=&quot;GDIMetaFile&quot;"/>
  <manifest:file-entry manifest:full-path="Object 1/ObjectReplacements/Object 11" manifest:media-type="application/x-openoffice-gdimetafile;windows_formatname=&quot;GDIMetaFile&quot;"/>
  <manifest:file-entry manifest:full-path="Object 1/ObjectReplacements/Object 12" manifest:media-type="application/x-openoffice-gdimetafile;windows_formatname=&quot;GDIMetaFile&quot;"/>
  <manifest:file-entry manifest:full-path="Object 1/ObjectReplacements/Object 13" manifest:media-type="application/x-openoffice-gdimetafile;windows_formatname=&quot;GDIMetaFile&quot;"/>
  <manifest:file-entry manifest:full-path="Object 1/ObjectReplacements/Object 14" manifest:media-type="application/x-openoffice-gdimetafile;windows_formatname=&quot;GDIMetaFile&quot;"/>
  <manifest:file-entry manifest:full-path="Object 1/ObjectReplacements/Object 15" manifest:media-type="application/x-openoffice-gdimetafile;windows_formatname=&quot;GDIMetaFile&quot;"/>
  <manifest:file-entry manifest:full-path="Object 1/ObjectReplacements/Object 16" manifest:media-type="application/x-openoffice-gdimetafile;windows_formatname=&quot;GDIMetaFile&quot;"/>
  <manifest:file-entry manifest:full-path="Object 1/ObjectReplacements/Object 1" manifest:media-type="application/x-openoffice-gdimetafile;windows_formatname=&quot;GDIMetaFile&quot;"/>
  <manifest:file-entry manifest:full-path="Object 1/ObjectReplacements/Object 2" manifest:media-type="application/x-openoffice-gdimetafile;windows_formatname=&quot;GDIMetaFile&quot;"/>
  <manifest:file-entry manifest:full-path="Object 1/ObjectReplacements/Object 3" manifest:media-type="application/x-openoffice-gdimetafile;windows_formatname=&quot;GDIMetaFile&quot;"/>
  <manifest:file-entry manifest:full-path="Object 1/ObjectReplacements/Object 4" manifest:media-type="application/x-openoffice-gdimetafile;windows_formatname=&quot;GDIMetaFile&quot;"/>
  <manifest:file-entry manifest:full-path="Object 1/ObjectReplacements/Object 5" manifest:media-type="application/x-openoffice-gdimetafile;windows_formatname=&quot;GDIMetaFile&quot;"/>
  <manifest:file-entry manifest:full-path="Object 1/ObjectReplacements/Object 6" manifest:media-type="application/x-openoffice-gdimetafile;windows_formatname=&quot;GDIMetaFile&quot;"/>
  <manifest:file-entry manifest:full-path="Object 1/ObjectReplacements/Object 7" manifest:media-type="application/x-openoffice-gdimetafile;windows_formatname=&quot;GDIMetaFile&quot;"/>
  <manifest:file-entry manifest:full-path="Object 1/ObjectReplacements/Object 8" manifest:media-type="application/x-openoffice-gdimetafile;windows_formatname=&quot;GDIMetaFile&quot;"/>
  <manifest:file-entry manifest:full-path="Object 1/ObjectReplacements/Object 9" manifest:media-type="application/x-openoffice-gdimetafile;windows_formatname=&quot;GDIMetaFile&quot;"/>
  <manifest:file-entry manifest:full-path="Object 1/ObjectReplacements/" manifest:media-type=""/>
  <manifest:file-entry manifest:full-path="Object 1/Object 10/Configurations2/statusbar/" manifest:media-type=""/>
  <manifest:file-entry manifest:full-path="Object 1/Object 10/Configurations2/accelerator/current.xml" manifest:media-type=""/>
  <manifest:file-entry manifest:full-path="Object 1/Object 10/Configurations2/accelerator/" manifest:media-type=""/>
  <manifest:file-entry manifest:full-path="Object 1/Object 10/Configurations2/floater/" manifest:media-type=""/>
  <manifest:file-entry manifest:full-path="Object 1/Object 10/Configurations2/popupmenu/" manifest:media-type=""/>
  <manifest:file-entry manifest:full-path="Object 1/Object 10/Configurations2/progressbar/" manifest:media-type=""/>
  <manifest:file-entry manifest:full-path="Object 1/Object 10/Configurations2/toolpanel/" manifest:media-type=""/>
  <manifest:file-entry manifest:full-path="Object 1/Object 10/Configurations2/menubar/" manifest:media-type=""/>
  <manifest:file-entry manifest:full-path="Object 1/Object 10/Configurations2/toolbar/" manifest:media-type=""/>
  <manifest:file-entry manifest:full-path="Object 1/Object 10/Configurations2/images/Bitmaps/" manifest:media-type=""/>
  <manifest:file-entry manifest:full-path="Object 1/Object 10/Configurations2/images/" manifest:media-type=""/>
  <manifest:file-entry manifest:full-path="Object 1/Object 10/Configurations2/" manifest:media-type="application/vnd.sun.xml.ui.configuration"/>
  <manifest:file-entry manifest:full-path="Object 1/Object 10/content.xml" manifest:media-type="text/xml"/>
  <manifest:file-entry manifest:full-path="Object 1/Object 10/settings.xml" manifest:media-type="text/xml"/>
  <manifest:file-entry manifest:full-path="Object 1/Object 10/" manifest:version="1.2" manifest:media-type="application/vnd.oasis.opendocument.formula"/>
  <manifest:file-entry manifest:full-path="Object 1/Object 11/Configurations2/statusbar/" manifest:media-type=""/>
  <manifest:file-entry manifest:full-path="Object 1/Object 11/Configurations2/accelerator/current.xml" manifest:media-type=""/>
  <manifest:file-entry manifest:full-path="Object 1/Object 11/Configurations2/accelerator/" manifest:media-type=""/>
  <manifest:file-entry manifest:full-path="Object 1/Object 11/Configurations2/floater/" manifest:media-type=""/>
  <manifest:file-entry manifest:full-path="Object 1/Object 11/Configurations2/popupmenu/" manifest:media-type=""/>
  <manifest:file-entry manifest:full-path="Object 1/Object 11/Configurations2/progressbar/" manifest:media-type=""/>
  <manifest:file-entry manifest:full-path="Object 1/Object 11/Configurations2/toolpanel/" manifest:media-type=""/>
  <manifest:file-entry manifest:full-path="Object 1/Object 11/Configurations2/menubar/" manifest:media-type=""/>
  <manifest:file-entry manifest:full-path="Object 1/Object 11/Configurations2/toolbar/" manifest:media-type=""/>
  <manifest:file-entry manifest:full-path="Object 1/Object 11/Configurations2/images/Bitmaps/" manifest:media-type=""/>
  <manifest:file-entry manifest:full-path="Object 1/Object 11/Configurations2/images/" manifest:media-type=""/>
  <manifest:file-entry manifest:full-path="Object 1/Object 11/Configurations2/" manifest:media-type="application/vnd.sun.xml.ui.configuration"/>
  <manifest:file-entry manifest:full-path="Object 1/Object 11/content.xml" manifest:media-type="text/xml"/>
  <manifest:file-entry manifest:full-path="Object 1/Object 11/settings.xml" manifest:media-type="text/xml"/>
  <manifest:file-entry manifest:full-path="Object 1/Object 11/" manifest:version="1.2" manifest:media-type="application/vnd.oasis.opendocument.formula"/>
  <manifest:file-entry manifest:full-path="Object 1/Object 12/Configurations2/statusbar/" manifest:media-type=""/>
  <manifest:file-entry manifest:full-path="Object 1/Object 12/Configurations2/accelerator/current.xml" manifest:media-type=""/>
  <manifest:file-entry manifest:full-path="Object 1/Object 12/Configurations2/accelerator/" manifest:media-type=""/>
  <manifest:file-entry manifest:full-path="Object 1/Object 12/Configurations2/floater/" manifest:media-type=""/>
  <manifest:file-entry manifest:full-path="Object 1/Object 12/Configurations2/popupmenu/" manifest:media-type=""/>
  <manifest:file-entry manifest:full-path="Object 1/Object 12/Configurations2/progressbar/" manifest:media-type=""/>
  <manifest:file-entry manifest:full-path="Object 1/Object 12/Configurations2/toolpanel/" manifest:media-type=""/>
  <manifest:file-entry manifest:full-path="Object 1/Object 12/Configurations2/menubar/" manifest:media-type=""/>
  <manifest:file-entry manifest:full-path="Object 1/Object 12/Configurations2/toolbar/" manifest:media-type=""/>
  <manifest:file-entry manifest:full-path="Object 1/Object 12/Configurations2/images/Bitmaps/" manifest:media-type=""/>
  <manifest:file-entry manifest:full-path="Object 1/Object 12/Configurations2/images/" manifest:media-type=""/>
  <manifest:file-entry manifest:full-path="Object 1/Object 12/Configurations2/" manifest:media-type="application/vnd.sun.xml.ui.configuration"/>
  <manifest:file-entry manifest:full-path="Object 1/Object 12/content.xml" manifest:media-type="text/xml"/>
  <manifest:file-entry manifest:full-path="Object 1/Object 12/settings.xml" manifest:media-type="text/xml"/>
  <manifest:file-entry manifest:full-path="Object 1/Object 12/" manifest:version="1.2" manifest:media-type="application/vnd.oasis.opendocument.formula"/>
  <manifest:file-entry manifest:full-path="Object 1/Object 13/Configurations2/statusbar/" manifest:media-type=""/>
  <manifest:file-entry manifest:full-path="Object 1/Object 13/Configurations2/accelerator/current.xml" manifest:media-type=""/>
  <manifest:file-entry manifest:full-path="Object 1/Object 13/Configurations2/accelerator/" manifest:media-type=""/>
  <manifest:file-entry manifest:full-path="Object 1/Object 13/Configurations2/floater/" manifest:media-type=""/>
  <manifest:file-entry manifest:full-path="Object 1/Object 13/Configurations2/popupmenu/" manifest:media-type=""/>
  <manifest:file-entry manifest:full-path="Object 1/Object 13/Configurations2/progressbar/" manifest:media-type=""/>
  <manifest:file-entry manifest:full-path="Object 1/Object 13/Configurations2/toolpanel/" manifest:media-type=""/>
  <manifest:file-entry manifest:full-path="Object 1/Object 13/Configurations2/menubar/" manifest:media-type=""/>
  <manifest:file-entry manifest:full-path="Object 1/Object 13/Configurations2/toolbar/" manifest:media-type=""/>
  <manifest:file-entry manifest:full-path="Object 1/Object 13/Configurations2/images/Bitmaps/" manifest:media-type=""/>
  <manifest:file-entry manifest:full-path="Object 1/Object 13/Configurations2/images/" manifest:media-type=""/>
  <manifest:file-entry manifest:full-path="Object 1/Object 13/Configurations2/" manifest:media-type="application/vnd.sun.xml.ui.configuration"/>
  <manifest:file-entry manifest:full-path="Object 1/Object 13/content.xml" manifest:media-type="text/xml"/>
  <manifest:file-entry manifest:full-path="Object 1/Object 13/settings.xml" manifest:media-type="text/xml"/>
  <manifest:file-entry manifest:full-path="Object 1/Object 13/" manifest:version="1.2" manifest:media-type="application/vnd.oasis.opendocument.formula"/>
  <manifest:file-entry manifest:full-path="Object 1/Object 14/Configurations2/statusbar/" manifest:media-type=""/>
  <manifest:file-entry manifest:full-path="Object 1/Object 14/Configurations2/accelerator/current.xml" manifest:media-type=""/>
  <manifest:file-entry manifest:full-path="Object 1/Object 14/Configurations2/accelerator/" manifest:media-type=""/>
  <manifest:file-entry manifest:full-path="Object 1/Object 14/Configurations2/floater/" manifest:media-type=""/>
  <manifest:file-entry manifest:full-path="Object 1/Object 14/Configurations2/popupmenu/" manifest:media-type=""/>
  <manifest:file-entry manifest:full-path="Object 1/Object 14/Configurations2/progressbar/" manifest:media-type=""/>
  <manifest:file-entry manifest:full-path="Object 1/Object 14/Configurations2/toolpanel/" manifest:media-type=""/>
  <manifest:file-entry manifest:full-path="Object 1/Object 14/Configurations2/menubar/" manifest:media-type=""/>
  <manifest:file-entry manifest:full-path="Object 1/Object 14/Configurations2/toolbar/" manifest:media-type=""/>
  <manifest:file-entry manifest:full-path="Object 1/Object 14/Configurations2/images/Bitmaps/" manifest:media-type=""/>
  <manifest:file-entry manifest:full-path="Object 1/Object 14/Configurations2/images/" manifest:media-type=""/>
  <manifest:file-entry manifest:full-path="Object 1/Object 14/Configurations2/" manifest:media-type="application/vnd.sun.xml.ui.configuration"/>
  <manifest:file-entry manifest:full-path="Object 1/Object 14/content.xml" manifest:media-type="text/xml"/>
  <manifest:file-entry manifest:full-path="Object 1/Object 14/settings.xml" manifest:media-type="text/xml"/>
  <manifest:file-entry manifest:full-path="Object 1/Object 14/" manifest:version="1.2" manifest:media-type="application/vnd.oasis.opendocument.formula"/>
  <manifest:file-entry manifest:full-path="Object 1/styles.xml" manifest:media-type="text/xml"/>
  <manifest:file-entry manifest:full-path="Object 1/Object 15/Configurations2/statusbar/" manifest:media-type=""/>
  <manifest:file-entry manifest:full-path="Object 1/Object 15/Configurations2/accelerator/current.xml" manifest:media-type=""/>
  <manifest:file-entry manifest:full-path="Object 1/Object 15/Configurations2/accelerator/" manifest:media-type=""/>
  <manifest:file-entry manifest:full-path="Object 1/Object 15/Configurations2/floater/" manifest:media-type=""/>
  <manifest:file-entry manifest:full-path="Object 1/Object 15/Configurations2/popupmenu/" manifest:media-type=""/>
  <manifest:file-entry manifest:full-path="Object 1/Object 15/Configurations2/progressbar/" manifest:media-type=""/>
  <manifest:file-entry manifest:full-path="Object 1/Object 15/Configurations2/toolpanel/" manifest:media-type=""/>
  <manifest:file-entry manifest:full-path="Object 1/Object 15/Configurations2/menubar/" manifest:media-type=""/>
  <manifest:file-entry manifest:full-path="Object 1/Object 15/Configurations2/toolbar/" manifest:media-type=""/>
  <manifest:file-entry manifest:full-path="Object 1/Object 15/Configurations2/images/Bitmaps/" manifest:media-type=""/>
  <manifest:file-entry manifest:full-path="Object 1/Object 15/Configurations2/images/" manifest:media-type=""/>
  <manifest:file-entry manifest:full-path="Object 1/Object 15/Configurations2/" manifest:media-type="application/vnd.sun.xml.ui.configuration"/>
  <manifest:file-entry manifest:full-path="Object 1/Object 15/content.xml" manifest:media-type="text/xml"/>
  <manifest:file-entry manifest:full-path="Object 1/Object 15/settings.xml" manifest:media-type="text/xml"/>
  <manifest:file-entry manifest:full-path="Object 1/Object 15/" manifest:version="1.2" manifest:media-type="application/vnd.oasis.opendocument.formula"/>
  <manifest:file-entry manifest:full-path="Object 1/Object 16/Configurations2/statusbar/" manifest:media-type=""/>
  <manifest:file-entry manifest:full-path="Object 1/Object 16/Configurations2/accelerator/current.xml" manifest:media-type=""/>
  <manifest:file-entry manifest:full-path="Object 1/Object 16/Configurations2/accelerator/" manifest:media-type=""/>
  <manifest:file-entry manifest:full-path="Object 1/Object 16/Configurations2/floater/" manifest:media-type=""/>
  <manifest:file-entry manifest:full-path="Object 1/Object 16/Configurations2/popupmenu/" manifest:media-type=""/>
  <manifest:file-entry manifest:full-path="Object 1/Object 16/Configurations2/progressbar/" manifest:media-type=""/>
  <manifest:file-entry manifest:full-path="Object 1/Object 16/Configurations2/toolpanel/" manifest:media-type=""/>
  <manifest:file-entry manifest:full-path="Object 1/Object 16/Configurations2/menubar/" manifest:media-type=""/>
  <manifest:file-entry manifest:full-path="Object 1/Object 16/Configurations2/toolbar/" manifest:media-type=""/>
  <manifest:file-entry manifest:full-path="Object 1/Object 16/Configurations2/images/Bitmaps/" manifest:media-type=""/>
  <manifest:file-entry manifest:full-path="Object 1/Object 16/Configurations2/images/" manifest:media-type=""/>
  <manifest:file-entry manifest:full-path="Object 1/Object 16/Configurations2/" manifest:media-type="application/vnd.sun.xml.ui.configuration"/>
  <manifest:file-entry manifest:full-path="Object 1/Object 16/content.xml" manifest:media-type="text/xml"/>
  <manifest:file-entry manifest:full-path="Object 1/Object 16/settings.xml" manifest:media-type="text/xml"/>
  <manifest:file-entry manifest:full-path="Object 1/Object 16/" manifest:version="1.2" manifest:media-type="application/vnd.oasis.opendocument.formula"/>
  <manifest:file-entry manifest:full-path="Object 1/Object 1/Configurations2/statusbar/" manifest:media-type=""/>
  <manifest:file-entry manifest:full-path="Object 1/Object 1/Configurations2/accelerator/current.xml" manifest:media-type=""/>
  <manifest:file-entry manifest:full-path="Object 1/Object 1/Configurations2/accelerator/" manifest:media-type=""/>
  <manifest:file-entry manifest:full-path="Object 1/Object 1/Configurations2/floater/" manifest:media-type=""/>
  <manifest:file-entry manifest:full-path="Object 1/Object 1/Configurations2/popupmenu/" manifest:media-type=""/>
  <manifest:file-entry manifest:full-path="Object 1/Object 1/Configurations2/progressbar/" manifest:media-type=""/>
  <manifest:file-entry manifest:full-path="Object 1/Object 1/Configurations2/toolpanel/" manifest:media-type=""/>
  <manifest:file-entry manifest:full-path="Object 1/Object 1/Configurations2/menubar/" manifest:media-type=""/>
  <manifest:file-entry manifest:full-path="Object 1/Object 1/Configurations2/toolbar/" manifest:media-type=""/>
  <manifest:file-entry manifest:full-path="Object 1/Object 1/Configurations2/images/Bitmaps/" manifest:media-type=""/>
  <manifest:file-entry manifest:full-path="Object 1/Object 1/Configurations2/images/" manifest:media-type=""/>
  <manifest:file-entry manifest:full-path="Object 1/Object 1/Configurations2/" manifest:media-type="application/vnd.sun.xml.ui.configuration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formula"/>
  <manifest:file-entry manifest:full-path="Object 1/Object 2/Configurations2/statusbar/" manifest:media-type=""/>
  <manifest:file-entry manifest:full-path="Object 1/Object 2/Configurations2/accelerator/current.xml" manifest:media-type=""/>
  <manifest:file-entry manifest:full-path="Object 1/Object 2/Configurations2/accelerator/" manifest:media-type=""/>
  <manifest:file-entry manifest:full-path="Object 1/Object 2/Configurations2/floater/" manifest:media-type=""/>
  <manifest:file-entry manifest:full-path="Object 1/Object 2/Configurations2/popupmenu/" manifest:media-type=""/>
  <manifest:file-entry manifest:full-path="Object 1/Object 2/Configurations2/progressbar/" manifest:media-type=""/>
  <manifest:file-entry manifest:full-path="Object 1/Object 2/Configurations2/toolpanel/" manifest:media-type=""/>
  <manifest:file-entry manifest:full-path="Object 1/Object 2/Configurations2/menubar/" manifest:media-type=""/>
  <manifest:file-entry manifest:full-path="Object 1/Object 2/Configurations2/toolbar/" manifest:media-type=""/>
  <manifest:file-entry manifest:full-path="Object 1/Object 2/Configurations2/images/Bitmaps/" manifest:media-type=""/>
  <manifest:file-entry manifest:full-path="Object 1/Object 2/Configurations2/images/" manifest:media-type=""/>
  <manifest:file-entry manifest:full-path="Object 1/Object 2/Configurations2/" manifest:media-type="application/vnd.sun.xml.ui.configuration"/>
  <manifest:file-entry manifest:full-path="Object 1/Object 2/content.xml" manifest:media-type="text/xml"/>
  <manifest:file-entry manifest:full-path="Object 1/Object 2/settings.xml" manifest:media-type="text/xml"/>
  <manifest:file-entry manifest:full-path="Object 1/Object 2/" manifest:version="1.2" manifest:media-type="application/vnd.oasis.opendocument.formula"/>
  <manifest:file-entry manifest:full-path="Object 1/Object 3/Configurations2/statusbar/" manifest:media-type=""/>
  <manifest:file-entry manifest:full-path="Object 1/Object 3/Configurations2/accelerator/current.xml" manifest:media-type=""/>
  <manifest:file-entry manifest:full-path="Object 1/Object 3/Configurations2/accelerator/" manifest:media-type=""/>
  <manifest:file-entry manifest:full-path="Object 1/Object 3/Configurations2/floater/" manifest:media-type=""/>
  <manifest:file-entry manifest:full-path="Object 1/Object 3/Configurations2/popupmenu/" manifest:media-type=""/>
  <manifest:file-entry manifest:full-path="Object 1/Object 3/Configurations2/progressbar/" manifest:media-type=""/>
  <manifest:file-entry manifest:full-path="Object 1/Object 3/Configurations2/toolpanel/" manifest:media-type=""/>
  <manifest:file-entry manifest:full-path="Object 1/Object 3/Configurations2/menubar/" manifest:media-type=""/>
  <manifest:file-entry manifest:full-path="Object 1/Object 3/Configurations2/toolbar/" manifest:media-type=""/>
  <manifest:file-entry manifest:full-path="Object 1/Object 3/Configurations2/images/Bitmaps/" manifest:media-type=""/>
  <manifest:file-entry manifest:full-path="Object 1/Object 3/Configurations2/images/" manifest:media-type=""/>
  <manifest:file-entry manifest:full-path="Object 1/Object 3/Configurations2/" manifest:media-type="application/vnd.sun.xml.ui.configuration"/>
  <manifest:file-entry manifest:full-path="Object 1/Object 3/content.xml" manifest:media-type="text/xml"/>
  <manifest:file-entry manifest:full-path="Object 1/Object 3/settings.xml" manifest:media-type="text/xml"/>
  <manifest:file-entry manifest:full-path="Object 1/Object 3/" manifest:version="1.2" manifest:media-type="application/vnd.oasis.opendocument.formula"/>
  <manifest:file-entry manifest:full-path="Object 1/Object 4/Configurations2/statusbar/" manifest:media-type=""/>
  <manifest:file-entry manifest:full-path="Object 1/Object 4/Configurations2/accelerator/current.xml" manifest:media-type=""/>
  <manifest:file-entry manifest:full-path="Object 1/Object 4/Configurations2/accelerator/" manifest:media-type=""/>
  <manifest:file-entry manifest:full-path="Object 1/Object 4/Configurations2/floater/" manifest:media-type=""/>
  <manifest:file-entry manifest:full-path="Object 1/Object 4/Configurations2/popupmenu/" manifest:media-type=""/>
  <manifest:file-entry manifest:full-path="Object 1/Object 4/Configurations2/progressbar/" manifest:media-type=""/>
  <manifest:file-entry manifest:full-path="Object 1/Object 4/Configurations2/toolpanel/" manifest:media-type=""/>
  <manifest:file-entry manifest:full-path="Object 1/Object 4/Configurations2/menubar/" manifest:media-type=""/>
  <manifest:file-entry manifest:full-path="Object 1/Object 4/Configurations2/toolbar/" manifest:media-type=""/>
  <manifest:file-entry manifest:full-path="Object 1/Object 4/Configurations2/images/Bitmaps/" manifest:media-type=""/>
  <manifest:file-entry manifest:full-path="Object 1/Object 4/Configurations2/images/" manifest:media-type=""/>
  <manifest:file-entry manifest:full-path="Object 1/Object 4/Configurations2/" manifest:media-type="application/vnd.sun.xml.ui.configuration"/>
  <manifest:file-entry manifest:full-path="Object 1/Object 4/content.xml" manifest:media-type="text/xml"/>
  <manifest:file-entry manifest:full-path="Object 1/Object 4/settings.xml" manifest:media-type="text/xml"/>
  <manifest:file-entry manifest:full-path="Object 1/Object 4/" manifest:version="1.2" manifest:media-type="application/vnd.oasis.opendocument.formula"/>
  <manifest:file-entry manifest:full-path="Object 1/Object 5/Configurations2/statusbar/" manifest:media-type=""/>
  <manifest:file-entry manifest:full-path="Object 1/Object 5/Configurations2/accelerator/current.xml" manifest:media-type=""/>
  <manifest:file-entry manifest:full-path="Object 1/Object 5/Configurations2/accelerator/" manifest:media-type=""/>
  <manifest:file-entry manifest:full-path="Object 1/Object 5/Configurations2/floater/" manifest:media-type=""/>
  <manifest:file-entry manifest:full-path="Object 1/Object 5/Configurations2/popupmenu/" manifest:media-type=""/>
  <manifest:file-entry manifest:full-path="Object 1/Object 5/Configurations2/progressbar/" manifest:media-type=""/>
  <manifest:file-entry manifest:full-path="Object 1/Object 5/Configurations2/toolpanel/" manifest:media-type=""/>
  <manifest:file-entry manifest:full-path="Object 1/Object 5/Configurations2/menubar/" manifest:media-type=""/>
  <manifest:file-entry manifest:full-path="Object 1/Object 5/Configurations2/toolbar/" manifest:media-type=""/>
  <manifest:file-entry manifest:full-path="Object 1/Object 5/Configurations2/images/Bitmaps/" manifest:media-type=""/>
  <manifest:file-entry manifest:full-path="Object 1/Object 5/Configurations2/images/" manifest:media-type=""/>
  <manifest:file-entry manifest:full-path="Object 1/Object 5/Configurations2/" manifest:media-type="application/vnd.sun.xml.ui.configuration"/>
  <manifest:file-entry manifest:full-path="Object 1/Object 5/content.xml" manifest:media-type="text/xml"/>
  <manifest:file-entry manifest:full-path="Object 1/Object 5/settings.xml" manifest:media-type="text/xml"/>
  <manifest:file-entry manifest:full-path="Object 1/Object 5/" manifest:version="1.2" manifest:media-type="application/vnd.oasis.opendocument.formula"/>
  <manifest:file-entry manifest:full-path="Object 1/Object 6/Configurations2/statusbar/" manifest:media-type=""/>
  <manifest:file-entry manifest:full-path="Object 1/Object 6/Configurations2/accelerator/current.xml" manifest:media-type=""/>
  <manifest:file-entry manifest:full-path="Object 1/Object 6/Configurations2/accelerator/" manifest:media-type=""/>
  <manifest:file-entry manifest:full-path="Object 1/Object 6/Configurations2/floater/" manifest:media-type=""/>
  <manifest:file-entry manifest:full-path="Object 1/Object 6/Configurations2/popupmenu/" manifest:media-type=""/>
  <manifest:file-entry manifest:full-path="Object 1/Object 6/Configurations2/progressbar/" manifest:media-type=""/>
  <manifest:file-entry manifest:full-path="Object 1/Object 6/Configurations2/toolpanel/" manifest:media-type=""/>
  <manifest:file-entry manifest:full-path="Object 1/Object 6/Configurations2/menubar/" manifest:media-type=""/>
  <manifest:file-entry manifest:full-path="Object 1/Object 6/Configurations2/toolbar/" manifest:media-type=""/>
  <manifest:file-entry manifest:full-path="Object 1/Object 6/Configurations2/images/Bitmaps/" manifest:media-type=""/>
  <manifest:file-entry manifest:full-path="Object 1/Object 6/Configurations2/images/" manifest:media-type=""/>
  <manifest:file-entry manifest:full-path="Object 1/Object 6/Configurations2/" manifest:media-type="application/vnd.sun.xml.ui.configuration"/>
  <manifest:file-entry manifest:full-path="Object 1/Object 6/content.xml" manifest:media-type="text/xml"/>
  <manifest:file-entry manifest:full-path="Object 1/Object 6/settings.xml" manifest:media-type="text/xml"/>
  <manifest:file-entry manifest:full-path="Object 1/Object 6/" manifest:version="1.2" manifest:media-type="application/vnd.oasis.opendocument.formula"/>
  <manifest:file-entry manifest:full-path="Object 1/Object 7/Configurations2/statusbar/" manifest:media-type=""/>
  <manifest:file-entry manifest:full-path="Object 1/Object 7/Configurations2/accelerator/current.xml" manifest:media-type=""/>
  <manifest:file-entry manifest:full-path="Object 1/Object 7/Configurations2/accelerator/" manifest:media-type=""/>
  <manifest:file-entry manifest:full-path="Object 1/Object 7/Configurations2/floater/" manifest:media-type=""/>
  <manifest:file-entry manifest:full-path="Object 1/Object 7/Configurations2/popupmenu/" manifest:media-type=""/>
  <manifest:file-entry manifest:full-path="Object 1/Object 7/Configurations2/progressbar/" manifest:media-type=""/>
  <manifest:file-entry manifest:full-path="Object 1/Object 7/Configurations2/toolpanel/" manifest:media-type=""/>
  <manifest:file-entry manifest:full-path="Object 1/Object 7/Configurations2/menubar/" manifest:media-type=""/>
  <manifest:file-entry manifest:full-path="Object 1/Object 7/Configurations2/toolbar/" manifest:media-type=""/>
  <manifest:file-entry manifest:full-path="Object 1/Object 7/Configurations2/images/Bitmaps/" manifest:media-type=""/>
  <manifest:file-entry manifest:full-path="Object 1/Object 7/Configurations2/images/" manifest:media-type=""/>
  <manifest:file-entry manifest:full-path="Object 1/Object 7/Configurations2/" manifest:media-type="application/vnd.sun.xml.ui.configuration"/>
  <manifest:file-entry manifest:full-path="Object 1/Object 7/content.xml" manifest:media-type="text/xml"/>
  <manifest:file-entry manifest:full-path="Object 1/Object 7/settings.xml" manifest:media-type="text/xml"/>
  <manifest:file-entry manifest:full-path="Object 1/Object 7/" manifest:version="1.2" manifest:media-type="application/vnd.oasis.opendocument.formula"/>
  <manifest:file-entry manifest:full-path="Object 1/Object 8/Configurations2/statusbar/" manifest:media-type=""/>
  <manifest:file-entry manifest:full-path="Object 1/Object 8/Configurations2/accelerator/current.xml" manifest:media-type=""/>
  <manifest:file-entry manifest:full-path="Object 1/Object 8/Configurations2/accelerator/" manifest:media-type=""/>
  <manifest:file-entry manifest:full-path="Object 1/Object 8/Configurations2/floater/" manifest:media-type=""/>
  <manifest:file-entry manifest:full-path="Object 1/Object 8/Configurations2/popupmenu/" manifest:media-type=""/>
  <manifest:file-entry manifest:full-path="Object 1/Object 8/Configurations2/progressbar/" manifest:media-type=""/>
  <manifest:file-entry manifest:full-path="Object 1/Object 8/Configurations2/toolpanel/" manifest:media-type=""/>
  <manifest:file-entry manifest:full-path="Object 1/Object 8/Configurations2/menubar/" manifest:media-type=""/>
  <manifest:file-entry manifest:full-path="Object 1/Object 8/Configurations2/toolbar/" manifest:media-type=""/>
  <manifest:file-entry manifest:full-path="Object 1/Object 8/Configurations2/images/Bitmaps/" manifest:media-type=""/>
  <manifest:file-entry manifest:full-path="Object 1/Object 8/Configurations2/images/" manifest:media-type=""/>
  <manifest:file-entry manifest:full-path="Object 1/Object 8/Configurations2/" manifest:media-type="application/vnd.sun.xml.ui.configuration"/>
  <manifest:file-entry manifest:full-path="Object 1/Object 8/content.xml" manifest:media-type="text/xml"/>
  <manifest:file-entry manifest:full-path="Object 1/Object 8/settings.xml" manifest:media-type="text/xml"/>
  <manifest:file-entry manifest:full-path="Object 1/Object 8/" manifest:version="1.2" manifest:media-type="application/vnd.oasis.opendocument.formula"/>
  <manifest:file-entry manifest:full-path="Object 1/Object 9/Configurations2/statusbar/" manifest:media-type=""/>
  <manifest:file-entry manifest:full-path="Object 1/Object 9/Configurations2/accelerator/current.xml" manifest:media-type=""/>
  <manifest:file-entry manifest:full-path="Object 1/Object 9/Configurations2/accelerator/" manifest:media-type=""/>
  <manifest:file-entry manifest:full-path="Object 1/Object 9/Configurations2/floater/" manifest:media-type=""/>
  <manifest:file-entry manifest:full-path="Object 1/Object 9/Configurations2/popupmenu/" manifest:media-type=""/>
  <manifest:file-entry manifest:full-path="Object 1/Object 9/Configurations2/progressbar/" manifest:media-type=""/>
  <manifest:file-entry manifest:full-path="Object 1/Object 9/Configurations2/toolpanel/" manifest:media-type=""/>
  <manifest:file-entry manifest:full-path="Object 1/Object 9/Configurations2/menubar/" manifest:media-type=""/>
  <manifest:file-entry manifest:full-path="Object 1/Object 9/Configurations2/toolbar/" manifest:media-type=""/>
  <manifest:file-entry manifest:full-path="Object 1/Object 9/Configurations2/images/Bitmaps/" manifest:media-type=""/>
  <manifest:file-entry manifest:full-path="Object 1/Object 9/Configurations2/images/" manifest:media-type=""/>
  <manifest:file-entry manifest:full-path="Object 1/Object 9/Configurations2/" manifest:media-type="application/vnd.sun.xml.ui.configuration"/>
  <manifest:file-entry manifest:full-path="Object 1/Object 9/content.xml" manifest:media-type="text/xml"/>
  <manifest:file-entry manifest:full-path="Object 1/Object 9/settings.xml" manifest:media-type="text/xml"/>
  <manifest:file-entry manifest:full-path="Object 1/Object 9/" manifest:version="1.2" manifest:media-type="application/vnd.oasis.opendocument.formula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5.956cm" svg:height="13.838cm" svg:x="-0.485cm" svg:y="-1.359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kk </meta:initial-creator>
    <meta:creation-date>2012-11-13T10:18:03</meta:creation-date>
    <dc:date>2012-11-13T10:54:40</dc:date>
    <dc:creator>kkk </dc:creator>
    <meta:editing-duration>PT7M52S</meta:editing-duration>
    <meta:editing-cycles>4</meta:editing-cycles>
    <meta:generator>LibreOffice/3.3$Linux LibreOffice_project/330m19$Build-401</meta:generator>
    <meta:document-statistic meta:object-count="1"/>
  </office:meta>
</office:document-meta>
</file>

<file path=Object 1/Object 1/content.xml><?xml version="1.0" encoding="utf-8"?>
<math xmlns="http://www.w3.org/1998/Math/MathML">
  <semantics>
    <mrow>
      <mi>C</mi>
    </mrow>
    <annotation encoding="StarMath 5.0">C</annotation>
  </semantics>
</math>
</file>

<file path=Object 1/Object 10/content.xml><?xml version="1.0" encoding="utf-8"?>
<math xmlns="http://www.w3.org/1998/Math/MathML">
  <semantics>
    <mrow>
      <mrow>
        <mrow>
          <mi>E</mi>
          <mo stretchy="false">+</mo>
          <mi>F</mi>
        </mrow>
        <mo stretchy="false">+</mo>
        <mi>G</mi>
      </mrow>
    </mrow>
    <annotation encoding="StarMath 5.0">E+F+G</annotation>
  </semantics>
</math>
</file>

<file path=Object 1/Object 11/content.xml><?xml version="1.0" encoding="utf-8"?>
<math xmlns="http://www.w3.org/1998/Math/MathML">
  <semantics>
    <mrow>
      <mrow>
        <mi>H</mi>
        <mo stretchy="false">+</mo>
        <mi>I</mi>
      </mrow>
    </mrow>
    <annotation encoding="StarMath 5.0">H+I</annotation>
  </semantics>
</math>
</file>

<file path=Object 1/Object 12/content.xml><?xml version="1.0" encoding="utf-8"?>
<math xmlns="http://www.w3.org/1998/Math/MathML">
  <semantics>
    <mrow>
      <mi>H</mi>
    </mrow>
    <annotation encoding="StarMath 5.0">H</annotation>
  </semantics>
</math>
</file>

<file path=Object 1/Object 13/content.xml><?xml version="1.0" encoding="utf-8"?>
<math xmlns="http://www.w3.org/1998/Math/MathML">
  <semantics>
    <mrow>
      <mi>I</mi>
    </mrow>
    <annotation encoding="StarMath 5.0">I</annotation>
  </semantics>
</math>
</file>

<file path=Object 1/Object 14/content.xml><?xml version="1.0" encoding="utf-8"?>
<math xmlns="http://www.w3.org/1998/Math/MathML">
  <semantics>
    <mrow>
      <mrow>
        <mrow>
          <mo stretchy="false">(</mo>
          <mrow>
            <mrow>
              <mrow>
                <mi>E</mi>
                <mo stretchy="false">+</mo>
                <mi>F</mi>
              </mrow>
              <mo stretchy="false">+</mo>
              <mi>G</mi>
            </mrow>
          </mrow>
          <mo stretchy="false">)</mo>
        </mrow>
        <mo stretchy="false">⋅</mo>
        <mrow>
          <mo stretchy="false">(</mo>
          <mrow>
            <mrow>
              <mi>H</mi>
              <mo stretchy="false">+</mo>
              <mi>I</mi>
            </mrow>
          </mrow>
          <mo stretchy="false">)</mo>
        </mrow>
      </mrow>
    </mrow>
    <annotation encoding="StarMath 5.0">(E+F+G) cdot (H+I)</annotation>
  </semantics>
</math>
</file>

<file path=Object 1/Object 15/content.xml><?xml version="1.0" encoding="utf-8"?>
<math xmlns="http://www.w3.org/1998/Math/MathML">
  <semantics>
    <mrow>
      <mi>G</mi>
    </mrow>
    <annotation encoding="StarMath 5.0">G</annotation>
  </semantics>
</math>
</file>

<file path=Object 1/Object 16/content.xml><?xml version="1.0" encoding="utf-8"?>
<math xmlns="http://www.w3.org/1998/Math/MathML">
  <semantics>
    <mrow>
      <mover accent="true">
        <mrow>
          <mrow>
            <mi>C</mi>
            <mo stretchy="false">+</mo>
            <mi>D</mi>
          </mrow>
        </mrow>
        <mo>¯</mo>
      </mover>
    </mrow>
    <annotation encoding="StarMath 5.0">overline{C + D}</annotation>
  </semantics>
</math>
</file>

<file path=Object 1/Object 2/content.xml><?xml version="1.0" encoding="utf-8"?>
<math xmlns="http://www.w3.org/1998/Math/MathML">
  <semantics>
    <mrow>
      <mi>D</mi>
    </mrow>
    <annotation encoding="StarMath 5.0">D</annotation>
  </semantics>
</math>
</file>

<file path=Object 1/Object 3/content.xml><?xml version="1.0" encoding="utf-8"?>
<math xmlns="http://www.w3.org/1998/Math/MathML">
  <semantics>
    <mrow>
      <mi>E</mi>
    </mrow>
    <annotation encoding="StarMath 5.0">E</annotation>
  </semantics>
</math>
</file>

<file path=Object 1/Object 4/content.xml><?xml version="1.0" encoding="utf-8"?>
<math xmlns="http://www.w3.org/1998/Math/MathML">
  <semantics>
    <mrow>
      <mi>F</mi>
    </mrow>
    <annotation encoding="StarMath 5.0">F</annotation>
  </semantics>
</math>
</file>

<file path=Object 1/Object 5/content.xml><?xml version="1.0" encoding="utf-8"?>
<math xmlns="http://www.w3.org/1998/Math/MathML">
  <semantics>
    <mrow>
      <mi>A</mi>
    </mrow>
    <annotation encoding="StarMath 5.0">A</annotation>
  </semantics>
</math>
</file>

<file path=Object 1/Object 6/content.xml><?xml version="1.0" encoding="utf-8"?>
<math xmlns="http://www.w3.org/1998/Math/MathML">
  <semantics>
    <mrow>
      <mi>B</mi>
    </mrow>
    <annotation encoding="StarMath 5.0">B</annotation>
  </semantics>
</math>
</file>

<file path=Object 1/Object 7/content.xml><?xml version="1.0" encoding="utf-8"?>
<math xmlns="http://www.w3.org/1998/Math/MathML">
  <semantics>
    <mrow>
      <mrow>
        <mi>A</mi>
        <mo stretchy="false">⋅</mo>
        <mi>B</mi>
      </mrow>
    </mrow>
    <annotation encoding="StarMath 5.0">A cdot B</annotation>
  </semantics>
</math>
</file>

<file path=Object 1/Object 8/content.xml><?xml version="1.0" encoding="utf-8"?>
<math xmlns="http://www.w3.org/1998/Math/MathML">
  <semantics>
    <mrow>
      <mrow>
        <mi>C</mi>
        <mo stretchy="false">+</mo>
        <mi>D</mi>
      </mrow>
    </mrow>
    <annotation encoding="StarMath 5.0">C + D</annotation>
  </semantics>
</math>
</file>

<file path=Object 1/Object 9/content.xml><?xml version="1.0" encoding="utf-8"?>
<math xmlns="http://www.w3.org/1998/Math/MathML">
  <semantics>
    <mrow>
      <mrow>
        <mrow>
          <mo stretchy="false">(</mo>
          <mrow>
            <mrow>
              <mi>A</mi>
              <mo stretchy="false">⋅</mo>
              <mi>B</mi>
            </mrow>
          </mrow>
          <mo stretchy="false">)</mo>
        </mrow>
        <mo stretchy="false">⋅</mo>
        <mrow>
          <mo stretchy="false">(</mo>
          <mrow>
            <mrow>
              <mi>C</mi>
              <mo stretchy="false">+</mo>
              <mi>D</mi>
            </mrow>
          </mrow>
          <mo stretchy="false">)</mo>
        </mrow>
      </mrow>
    </mrow>
    <annotation encoding="StarMath 5.0">(A cdot B) cdot (C + D)</annotation>
  </semantics>
</math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453cm" svg:height="0.389cm" svg:x="0.682cm" svg:y="0.27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0.449cm" svg:height="0.389cm" svg:x="0.667cm" svg:y="0.56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" draw:text-style-name="P1" draw:layer="layout" svg:x1="2.955cm" svg:y1="0.917cm" svg:x2="2.955cm" svg:y2="0.643cm">
          <text:p/>
        </draw:line>
        <draw:line draw:style-name="gr2" draw:text-style-name="P1" draw:layer="layout" svg:x1="2.952cm" svg:y1="1.441cm" svg:x2="2.952cm" svg:y2="1.15cm">
          <text:p/>
        </draw:line>
        <draw:line draw:style-name="gr2" draw:text-style-name="P1" draw:layer="layout" svg:x1="2.141cm" svg:y1="0.642cm" svg:x2="2.953cm" svg:y2="0.642cm">
          <text:p/>
        </draw:line>
        <draw:line draw:style-name="gr2" draw:text-style-name="P1" draw:layer="layout" svg:x1="2.14cm" svg:y1="1.447cm" svg:x2="2.952cm" svg:y2="1.447cm">
          <text:p/>
        </draw:line>
        <draw:frame draw:style-name="gr1" draw:layer="layout" svg:width="0.817cm" svg:height="0.389cm" svg:x="1.932cm" svg:y="0.26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layer="layout" svg:width="1.066cm" svg:height="0.389cm" svg:x="1.729cm" svg:y="1.0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2.328cm" svg:height="0.42cm" svg:x="4.152cm" svg:y="0.84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g>
          <draw:polygon draw:style-name="gr3" draw:text-style-name="P2" draw:layer="layout" svg:width="0.387cm" svg:height="0cm" svg:x="1.748cm" svg:y="1.445cm" svg:viewBox="0 0 388 0" draw:points="0,0 388,0">
            <text:p/>
          </draw:polygon>
          <draw:g>
            <draw:polygon draw:style-name="gr4" draw:text-style-name="P2" draw:layer="layout" svg:width="0.387cm" svg:height="0cm" svg:x="1.14cm" svg:y="1.325cm" svg:viewBox="0 0 388 0" draw:points="0,0 388,0">
              <text:p/>
            </draw:polygon>
            <draw:polygon draw:style-name="gr5" draw:text-style-name="P2" draw:layer="layout" svg:width="0.387cm" svg:height="0cm" svg:x="1.14cm" svg:y="1.565cm" svg:viewBox="0 0 388 0" draw:points="0,0 388,0">
              <text:p/>
            </draw:polygon>
            <draw:path draw:style-name="gr6" draw:text-style-name="P2" draw:layer="layout" svg:width="0.123cm" svg:height="0.452cm" svg:x="1.437cm" svg:y="1.22cm" svg:viewBox="0 0 124 453" svg:d="m0 0c76 48 124 131 124 229 0 95-45 176-117 224">
              <text:p/>
            </draw:path>
          </draw:g>
          <draw:path draw:style-name="gr7" draw:text-style-name="P2" draw:layer="layout" svg:width="0.305cm" svg:height="0.222cm" svg:x="1.444cm" svg:y="1.225cm" svg:viewBox="0 0 306 223" svg:d="m0 0c147 0 267 91 306 223">
            <text:p/>
          </draw:path>
          <draw:path draw:style-name="gr8" draw:text-style-name="P2" draw:layer="layout" svg:width="-0.305cm" svg:height="-0.222cm" svg:x="1.751cm" svg:y="1.667cm" svg:viewBox="0 0 -306 -223" svg:d="m306 0c-147 0-267 91-306 223">
            <text:p/>
          </draw:path>
        </draw:g>
        <draw:frame draw:style-name="gr1" draw:layer="layout" svg:width="0.467cm" svg:height="0.389cm" svg:x="0.697cm" svg:y="1.0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0.497cm" svg:height="0.389cm" svg:x="0.673cm" svg:y="1.34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466cm" svg:height="0.389cm" svg:x="0.657cm" svg:y="1.91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484cm" svg:height="0.389cm" svg:x="0.616cm" svg:y="2.18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" draw:text-style-name="P1" draw:layer="layout" svg:x1="2.891cm" svg:y1="2.648cm" svg:x2="2.891cm" svg:y2="2.374cm">
          <text:p/>
        </draw:line>
        <draw:line draw:style-name="gr2" draw:text-style-name="P1" draw:layer="layout" svg:x1="2.888cm" svg:y1="3.172cm" svg:x2="2.888cm" svg:y2="2.881cm">
          <text:p/>
        </draw:line>
        <draw:line draw:style-name="gr2" draw:text-style-name="P1" draw:layer="layout" svg:x1="2.077cm" svg:y1="2.373cm" svg:x2="2.889cm" svg:y2="2.373cm">
          <text:p/>
        </draw:line>
        <draw:line draw:style-name="gr2" draw:text-style-name="P1" draw:layer="layout" svg:x1="2.076cm" svg:y1="3.178cm" svg:x2="2.888cm" svg:y2="3.178cm">
          <text:p/>
        </draw:line>
        <draw:frame draw:style-name="gr1" draw:layer="layout" svg:width="1.629cm" svg:height="0.389cm" svg:x="1.713cm" svg:y="2.00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layer="layout" svg:width="1.032cm" svg:height="0.389cm" svg:x="1.665cm" svg:y="2.81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g>
          <draw:polygon draw:style-name="gr9" draw:text-style-name="P2" draw:layer="layout" svg:width="0.387cm" svg:height="0cm" svg:x="1.684cm" svg:y="3.176cm" svg:viewBox="0 0 388 0" draw:points="0,0 388,0">
            <text:p/>
          </draw:polygon>
          <draw:g>
            <draw:polygon draw:style-name="gr10" draw:text-style-name="P2" draw:layer="layout" svg:width="0.387cm" svg:height="0cm" svg:x="1.076cm" svg:y="3.056cm" svg:viewBox="0 0 388 0" draw:points="0,0 388,0">
              <text:p/>
            </draw:polygon>
            <draw:polygon draw:style-name="gr11" draw:text-style-name="P2" draw:layer="layout" svg:width="0.387cm" svg:height="0cm" svg:x="1.076cm" svg:y="3.296cm" svg:viewBox="0 0 388 0" draw:points="0,0 388,0">
              <text:p/>
            </draw:polygon>
            <draw:path draw:style-name="gr12" draw:text-style-name="P2" draw:layer="layout" svg:width="0.123cm" svg:height="0.452cm" svg:x="1.373cm" svg:y="2.951cm" svg:viewBox="0 0 124 453" svg:d="m0 0c76 48 124 131 124 229 0 95-45 176-117 224">
              <text:p/>
            </draw:path>
          </draw:g>
          <draw:path draw:style-name="gr13" draw:text-style-name="P2" draw:layer="layout" svg:width="0.305cm" svg:height="0.222cm" svg:x="1.38cm" svg:y="2.956cm" svg:viewBox="0 0 306 223" svg:d="m0 0c147 0 267 91 306 223">
            <text:p/>
          </draw:path>
          <draw:path draw:style-name="gr14" draw:text-style-name="P2" draw:layer="layout" svg:width="-0.305cm" svg:height="-0.222cm" svg:x="1.687cm" svg:y="3.398cm" svg:viewBox="0 0 -306 -223" svg:d="m306 0c-147 0-267 91-306 223">
            <text:p/>
          </draw:path>
        </draw:g>
        <draw:frame draw:style-name="gr1" draw:layer="layout" svg:width="0.535cm" svg:height="0.389cm" svg:x="0.646cm" svg:y="2.80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layer="layout" svg:width="0.395cm" svg:height="0.389cm" svg:x="0.699cm" svg:y="3.089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path draw:style-name="gr15" draw:text-style-name="P2" draw:layer="layout" svg:width="1.223cm" svg:height="0.422cm" svg:x="2.912cm" svg:y="2.551cm" svg:viewBox="0 0 1224 423" svg:d="m3 82h387zm-390 250h387zm433-118h404zm-612-214c106 0 212 105 212 211s-106 212-212 212h-211v-423zm0 0zm423 423z">
          <text:p/>
        </draw:path>
        <draw:frame draw:style-name="gr1" draw:layer="layout" svg:width="3.106cm" svg:height="0.42cm" svg:x="4.128cm" svg:y="2.53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path draw:style-name="gr16" draw:text-style-name="P2" draw:layer="layout" svg:width="1.223cm" svg:height="0.422cm" svg:x="1.091cm" svg:y="0.435cm" svg:viewBox="0 0 1224 423" svg:d="m3 82h387zm-390 250h387zm433-118h404zm-612-214c106 0 212 105 212 211s-106 212-212 212h-211v-423zm0 0zm423 423z">
          <text:p/>
        </draw:path>
        <draw:g>
          <draw:polygon draw:style-name="gr17" draw:text-style-name="P2" draw:layer="layout" svg:width="0.387cm" svg:height="0cm" svg:x="1.699cm" svg:y="2.375cm" svg:viewBox="0 0 388 0" draw:points="0,0 388,0">
            <text:p/>
          </draw:polygon>
          <draw:g>
            <draw:polygon draw:style-name="gr18" draw:text-style-name="P2" draw:layer="layout" svg:width="0.387cm" svg:height="0cm" svg:x="1.095cm" svg:y="2.254cm" svg:viewBox="0 0 388 0" draw:points="0,0 388,0">
              <text:p/>
            </draw:polygon>
            <draw:polygon draw:style-name="gr19" draw:text-style-name="P2" draw:layer="layout" svg:width="0.387cm" svg:height="0cm" svg:x="1.095cm" svg:y="2.494cm" svg:viewBox="0 0 388 0" draw:points="0,0 388,0">
              <text:p/>
            </draw:polygon>
            <draw:path draw:style-name="gr20" draw:text-style-name="P2" draw:layer="layout" svg:width="0.123cm" svg:height="0.452cm" svg:x="1.392cm" svg:y="2.149cm" svg:viewBox="0 0 124 453" svg:d="m0 0c76 48 124 131 124 229 0 95-45 176-117 224">
              <text:p/>
            </draw:path>
          </draw:g>
          <draw:path draw:style-name="gr21" draw:text-style-name="P2" draw:layer="layout" svg:width="0.305cm" svg:height="0.222cm" svg:x="1.399cm" svg:y="2.154cm" svg:viewBox="0 0 306 223" svg:d="m0 0c147 0 267 91 306 223">
            <text:p/>
          </draw:path>
          <draw:path draw:style-name="gr22" draw:text-style-name="P2" draw:layer="layout" svg:width="-0.305cm" svg:height="-0.222cm" svg:x="1.706cm" svg:y="2.596cm" svg:viewBox="0 0 -306 -223" svg:d="m306 0c-147 0-267 91-306 223">
            <text:p/>
          </draw:path>
          <draw:polygon draw:style-name="gr23" draw:text-style-name="P2" draw:layer="layout" svg:width="0.432cm" svg:height="0.001cm" svg:x="1.09cm" svg:y="2.365cm" svg:viewBox="0 0 433 2" draw:points="0,2 433,0">
            <text:p/>
          </draw:polygon>
        </draw:g>
        <draw:path draw:style-name="gr24" draw:text-style-name="P2" draw:layer="layout" svg:width="1.223cm" svg:height="0.422cm" svg:x="2.95cm" svg:y="0.823cm" svg:viewBox="0 0 1224 423" svg:d="m3 82h387zm-390 250h387zm433-118h404zm-612-214c106 0 212 105 212 211s-106 212-212 212h-211v-423zm0 0zm423 423z">
          <text:p/>
        </draw:path>
        <draw:frame draw:style-name="gr1" draw:layer="layout" svg:width="0.475cm" svg:height="0.389cm" svg:x="0.59cm" svg:y="2.466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path draw:style-name="gr25" draw:text-style-name="P2" draw:layer="layout" svg:width="1.37cm" svg:height="0.436cm" svg:x="2.955cm" svg:y="1.512cm" svg:viewBox="0 0 1371 437" svg:d="m0 219h404zm563 0h404zm-963 218v-437l423 219zm-423 218zm423-437zm61 160c34 0 61 27 61 61s-27 61-61 61-61-27-61-61 27-61 61-61zm-61 0zm123 123z">
          <text:p/>
        </draw:path>
        <draw:line draw:style-name="gr2" draw:text-style-name="P1" draw:layer="layout" svg:x1="2.956cm" svg:y1="1.433cm" svg:x2="2.956cm" svg:y2="1.743cm">
          <text:p/>
        </draw:line>
        <draw:frame draw:style-name="gr1" draw:layer="layout" svg:width="1.066cm" svg:height="0.389cm" svg:x="4.323cm" svg:y="1.506cm">
          <draw:object xlink:href="./Object 16" xlink:type="simple" xlink:show="embed" xlink:actuate="onLoad"/>
          <draw:image xlink:href="./ObjectReplacements/Object 16" xlink:type="simple" xlink:show="embed" xlink:actuate="onLoad"/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